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timeHintsTests.jdkProxyWith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untimeHintsTests.javaSerializationHintWith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untimeHintsTests.resourceHintWith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untimeHintsTests.reflectionHintWith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